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99pt solid #000000"/>
    </style:style>
    <style:style style:name="ce3" style:family="table-cell" style:parent-style-name="Default">
      <style:table-cell-properties fo:border-bottom="0.99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8.83mm" svg:height="51mm" svg:x="226.93mm" svg:y="5.58mm">
            <draw:object draw:notify-on-update-of-ranges="Sheet1.C1:Sheet1.C1 Sheet1.C2:Sheet1.C13 Sheet1.O2:Sheet1.O13 Sheet1.O2:Sheet1.O13 Sheet1.E1:Sheet1.E1 Sheet1.E2:Sheet1.E13 Sheet1.P2:Sheet1.P13 Sheet1.P2:Sheet1.P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9.9mm" svg:height="50.47mm" svg:x="226.86mm" svg:y="60.56mm">
            <draw:object draw:notify-on-update-of-ranges="Sheet1.C1:Sheet1.C1 Sheet1.C14:Sheet1.C25 Sheet1.O14:Sheet1.O25 Sheet1.O14:Sheet1.O25 Sheet1.E1:Sheet1.E1 Sheet1.E14:Sheet1.E25 Sheet1.P14:Sheet1.P25 Sheet1.P14:Sheet1.P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0.47mm" svg:height="51mm" svg:x="226.38mm" svg:y="113.95mm">
            <draw:object draw:notify-on-update-of-ranges="Sheet1.C1:Sheet1.C1 Sheet1.C26:Sheet1.C37 Sheet1.O26:Sheet1.O37 Sheet1.O26:Sheet1.O37 Sheet1.E1:Sheet1.E1 Sheet1.E26:Sheet1.E37 Sheet1.P26:Sheet1.P37 Sheet1.P26:Sheet1.P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</text:p>
          </table:table-cell>
          <table:table-cell table:style-name="ce1" office:value-type="string" calcext:value-type="string">
            <text:p>pv_gis_std_dev</text:p>
          </table:table-cell>
          <table:table-cell table:style-name="ce1" office:value-type="string" calcext:value-type="string">
            <text:p>kWh_diff</text:p>
          </table:table-cell>
          <table:table-cell table:number-columns-repeated="7"/>
          <table:table-cell office:value-type="string" calcext:value-type="string">
            <text:p>half_real_std_dev</text:p>
          </table:table-cell>
          <table:table-cell office:value-type="string" calcext:value-type="string">
            <text:p>half_pv_gis_std_dev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" calcext:value-type="float">
            <text:p>1</text:p>
          </table:table-cell>
          <table:table-cell office:value-type="float" office:value="136.59301384615" calcext:value-type="float">
            <text:p>136.59301384615</text:p>
          </table:table-cell>
          <table:table-cell office:value-type="float" office:value="20.5403148167628" calcext:value-type="float">
            <text:p>20.5403148167628</text:p>
          </table:table-cell>
          <table:table-cell office:value-type="float" office:value="130.28" calcext:value-type="float">
            <text:p>130.28</text:p>
          </table:table-cell>
          <table:table-cell office:value-type="float" office:value="17.63" calcext:value-type="float">
            <text:p>17.63</text:p>
          </table:table-cell>
          <table:table-cell office:value-type="float" office:value="6.31301384614991" calcext:value-type="float">
            <text:p>6.31301384614991</text:p>
          </table:table-cell>
          <table:table-cell table:number-columns-repeated="7"/>
          <table:table-cell table:formula="of:=[.D2]/2" office:value-type="float" office:value="10.2701574083814" calcext:value-type="float">
            <text:p>10.2701574083814</text:p>
          </table:table-cell>
          <table:table-cell table:formula="of:=[.F2]/2" office:value-type="float" office:value="8.815" calcext:value-type="float">
            <text:p>8.81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2" calcext:value-type="float">
            <text:p>2</text:p>
          </table:table-cell>
          <table:table-cell office:value-type="float" office:value="222.5022791464" calcext:value-type="float">
            <text:p>222.5022791464</text:p>
          </table:table-cell>
          <table:table-cell office:value-type="float" office:value="56.4515834663938" calcext:value-type="float">
            <text:p>56.4515834663938</text:p>
          </table:table-cell>
          <table:table-cell office:value-type="float" office:value="181.57" calcext:value-type="float">
            <text:p>181.57</text:p>
          </table:table-cell>
          <table:table-cell office:value-type="float" office:value="34.09" calcext:value-type="float">
            <text:p>34.09</text:p>
          </table:table-cell>
          <table:table-cell office:value-type="float" office:value="40.9322791464001" calcext:value-type="float">
            <text:p>40.9322791464001</text:p>
          </table:table-cell>
          <table:table-cell table:number-columns-repeated="7"/>
          <table:table-cell table:formula="of:=[.D3]/2" office:value-type="float" office:value="28.2257917331969" calcext:value-type="float">
            <text:p>28.2257917331969</text:p>
          </table:table-cell>
          <table:table-cell table:formula="of:=[.F3]/2" office:value-type="float" office:value="17.045" calcext:value-type="float">
            <text:p>17.04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3" calcext:value-type="float">
            <text:p>3</text:p>
          </table:table-cell>
          <table:table-cell office:value-type="float" office:value="337.3504979674" calcext:value-type="float">
            <text:p>337.3504979674</text:p>
          </table:table-cell>
          <table:table-cell office:value-type="float" office:value="47.1170295676676" calcext:value-type="float">
            <text:p>47.1170295676676</text:p>
          </table:table-cell>
          <table:table-cell office:value-type="float" office:value="324.54" calcext:value-type="float">
            <text:p>324.54</text:p>
          </table:table-cell>
          <table:table-cell office:value-type="float" office:value="57.64" calcext:value-type="float">
            <text:p>57.64</text:p>
          </table:table-cell>
          <table:table-cell office:value-type="float" office:value="12.8104979673997" calcext:value-type="float">
            <text:p>12.8104979673997</text:p>
          </table:table-cell>
          <table:table-cell table:number-columns-repeated="7"/>
          <table:table-cell table:formula="of:=[.D4]/2" office:value-type="float" office:value="23.5585147838338" calcext:value-type="float">
            <text:p>23.5585147838338</text:p>
          </table:table-cell>
          <table:table-cell table:formula="of:=[.F4]/2" office:value-type="float" office:value="28.82" calcext:value-type="float">
            <text:p>28.82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4" calcext:value-type="float">
            <text:p>4</text:p>
          </table:table-cell>
          <table:table-cell office:value-type="float" office:value="453.47305221275" calcext:value-type="float">
            <text:p>453.47305221275</text:p>
          </table:table-cell>
          <table:table-cell office:value-type="float" office:value="66.2302949217769" calcext:value-type="float">
            <text:p>66.2302949217769</text:p>
          </table:table-cell>
          <table:table-cell office:value-type="float" office:value="430.27" calcext:value-type="float">
            <text:p>430.27</text:p>
          </table:table-cell>
          <table:table-cell office:value-type="float" office:value="62.66" calcext:value-type="float">
            <text:p>62.66</text:p>
          </table:table-cell>
          <table:table-cell office:value-type="float" office:value="23.20305221275" calcext:value-type="float">
            <text:p>23.20305221275</text:p>
          </table:table-cell>
          <table:table-cell table:number-columns-repeated="7"/>
          <table:table-cell table:formula="of:=[.D5]/2" office:value-type="float" office:value="33.1151474608885" calcext:value-type="float">
            <text:p>33.1151474608885</text:p>
          </table:table-cell>
          <table:table-cell table:formula="of:=[.F5]/2" office:value-type="float" office:value="31.33" calcext:value-type="float">
            <text:p>31.33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5" calcext:value-type="float">
            <text:p>5</text:p>
          </table:table-cell>
          <table:table-cell office:value-type="float" office:value="444.8226333915" calcext:value-type="float">
            <text:p>444.8226333915</text:p>
          </table:table-cell>
          <table:table-cell office:value-type="float" office:value="167.570431273695" calcext:value-type="float">
            <text:p>167.570431273695</text:p>
          </table:table-cell>
          <table:table-cell office:value-type="float" office:value="459.19" calcext:value-type="float">
            <text:p>459.19</text:p>
          </table:table-cell>
          <table:table-cell office:value-type="float" office:value="28.36" calcext:value-type="float">
            <text:p>28.36</text:p>
          </table:table-cell>
          <table:table-cell office:value-type="float" office:value="-14.3673666085002" calcext:value-type="float">
            <text:p>-14.3673666085002</text:p>
          </table:table-cell>
          <table:table-cell table:number-columns-repeated="7"/>
          <table:table-cell table:formula="of:=[.D6]/2" office:value-type="float" office:value="83.7852156368475" calcext:value-type="float">
            <text:p>83.7852156368475</text:p>
          </table:table-cell>
          <table:table-cell table:formula="of:=[.F6]/2" office:value-type="float" office:value="14.18" calcext:value-type="float">
            <text:p>14.18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6" calcext:value-type="float">
            <text:p>6</text:p>
          </table:table-cell>
          <table:table-cell office:value-type="float" office:value="457.491112395" calcext:value-type="float">
            <text:p>457.491112395</text:p>
          </table:table-cell>
          <table:table-cell office:value-type="float" office:value="60.002381838087" calcext:value-type="float">
            <text:p>60.002381838087</text:p>
          </table:table-cell>
          <table:table-cell office:value-type="float" office:value="474.85" calcext:value-type="float">
            <text:p>474.85</text:p>
          </table:table-cell>
          <table:table-cell office:value-type="float" office:value="56.7" calcext:value-type="float">
            <text:p>56.7</text:p>
          </table:table-cell>
          <table:table-cell office:value-type="float" office:value="-17.3588876049996" calcext:value-type="float">
            <text:p>-17.3588876049996</text:p>
          </table:table-cell>
          <table:table-cell table:number-columns-repeated="7"/>
          <table:table-cell table:formula="of:=[.D7]/2" office:value-type="float" office:value="30.0011909190435" calcext:value-type="float">
            <text:p>30.0011909190435</text:p>
          </table:table-cell>
          <table:table-cell table:formula="of:=[.F7]/2" office:value-type="float" office:value="28.35" calcext:value-type="float">
            <text:p>28.3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7" calcext:value-type="float">
            <text:p>7</text:p>
          </table:table-cell>
          <table:table-cell office:value-type="float" office:value="511.16135456845" calcext:value-type="float">
            <text:p>511.16135456845</text:p>
          </table:table-cell>
          <table:table-cell office:value-type="float" office:value="53.7354456734584" calcext:value-type="float">
            <text:p>53.7354456734584</text:p>
          </table:table-cell>
          <table:table-cell office:value-type="float" office:value="481.07" calcext:value-type="float">
            <text:p>481.07</text:p>
          </table:table-cell>
          <table:table-cell office:value-type="float" office:value="49.66" calcext:value-type="float">
            <text:p>49.66</text:p>
          </table:table-cell>
          <table:table-cell office:value-type="float" office:value="30.0913545684502" calcext:value-type="float">
            <text:p>30.0913545684502</text:p>
          </table:table-cell>
          <table:table-cell table:number-columns-repeated="7"/>
          <table:table-cell table:formula="of:=[.D8]/2" office:value-type="float" office:value="26.8677228367292" calcext:value-type="float">
            <text:p>26.8677228367292</text:p>
          </table:table-cell>
          <table:table-cell table:formula="of:=[.F8]/2" office:value-type="float" office:value="24.83" calcext:value-type="float">
            <text:p>24.83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8" calcext:value-type="float">
            <text:p>8</text:p>
          </table:table-cell>
          <table:table-cell office:value-type="float" office:value="417.21155634675" calcext:value-type="float">
            <text:p>417.21155634675</text:p>
          </table:table-cell>
          <table:table-cell office:value-type="float" office:value="55.1719414763852" calcext:value-type="float">
            <text:p>55.1719414763852</text:p>
          </table:table-cell>
          <table:table-cell office:value-type="float" office:value="420.44" calcext:value-type="float">
            <text:p>420.44</text:p>
          </table:table-cell>
          <table:table-cell office:value-type="float" office:value="53.42" calcext:value-type="float">
            <text:p>53.42</text:p>
          </table:table-cell>
          <table:table-cell office:value-type="float" office:value="-3.22844365324983" calcext:value-type="float">
            <text:p>-3.22844365324983</text:p>
          </table:table-cell>
          <table:table-cell table:number-columns-repeated="7"/>
          <table:table-cell table:formula="of:=[.D9]/2" office:value-type="float" office:value="27.5859707381926" calcext:value-type="float">
            <text:p>27.5859707381926</text:p>
          </table:table-cell>
          <table:table-cell table:formula="of:=[.F9]/2" office:value-type="float" office:value="26.71" calcext:value-type="float">
            <text:p>26.71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9" calcext:value-type="float">
            <text:p>9</text:p>
          </table:table-cell>
          <table:table-cell office:value-type="float" office:value="334.2871916027" calcext:value-type="float">
            <text:p>334.2871916027</text:p>
          </table:table-cell>
          <table:table-cell office:value-type="float" office:value="118.358839451977" calcext:value-type="float">
            <text:p>118.358839451977</text:p>
          </table:table-cell>
          <table:table-cell office:value-type="float" office:value="348.7" calcext:value-type="float">
            <text:p>348.7</text:p>
          </table:table-cell>
          <table:table-cell office:value-type="float" office:value="28.29" calcext:value-type="float">
            <text:p>28.29</text:p>
          </table:table-cell>
          <table:table-cell office:value-type="float" office:value="-14.4128083972999" calcext:value-type="float">
            <text:p>-14.4128083972999</text:p>
          </table:table-cell>
          <table:table-cell table:number-columns-repeated="7"/>
          <table:table-cell table:formula="of:=[.D10]/2" office:value-type="float" office:value="59.1794197259885" calcext:value-type="float">
            <text:p>59.1794197259885</text:p>
          </table:table-cell>
          <table:table-cell table:formula="of:=[.F10]/2" office:value-type="float" office:value="14.145" calcext:value-type="float">
            <text:p>14.14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0" calcext:value-type="float">
            <text:p>10</text:p>
          </table:table-cell>
          <table:table-cell office:value-type="float" office:value="248.7679375563" calcext:value-type="float">
            <text:p>248.7679375563</text:p>
          </table:table-cell>
          <table:table-cell office:value-type="float" office:value="51.4889425021524" calcext:value-type="float">
            <text:p>51.4889425021524</text:p>
          </table:table-cell>
          <table:table-cell office:value-type="float" office:value="234.08" calcext:value-type="float">
            <text:p>234.08</text:p>
          </table:table-cell>
          <table:table-cell office:value-type="float" office:value="25.34" calcext:value-type="float">
            <text:p>25.34</text:p>
          </table:table-cell>
          <table:table-cell office:value-type="float" office:value="14.6879375562998" calcext:value-type="float">
            <text:p>14.6879375562998</text:p>
          </table:table-cell>
          <table:table-cell table:number-columns-repeated="7"/>
          <table:table-cell table:formula="of:=[.D11]/2" office:value-type="float" office:value="25.7444712510762" calcext:value-type="float">
            <text:p>25.7444712510762</text:p>
          </table:table-cell>
          <table:table-cell table:formula="of:=[.F11]/2"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1" calcext:value-type="float">
            <text:p>11</text:p>
          </table:table-cell>
          <table:table-cell office:value-type="float" office:value="165.4246375843" calcext:value-type="float">
            <text:p>165.4246375843</text:p>
          </table:table-cell>
          <table:table-cell office:value-type="float" office:value="35.3658523426875" calcext:value-type="float">
            <text:p>35.3658523426875</text:p>
          </table:table-cell>
          <table:table-cell office:value-type="float" office:value="155.74" calcext:value-type="float">
            <text:p>155.74</text:p>
          </table:table-cell>
          <table:table-cell office:value-type="float" office:value="31.32" calcext:value-type="float">
            <text:p>31.32</text:p>
          </table:table-cell>
          <table:table-cell office:value-type="float" office:value="9.68463758429996" calcext:value-type="float">
            <text:p>9.68463758429996</text:p>
          </table:table-cell>
          <table:table-cell table:number-columns-repeated="7"/>
          <table:table-cell table:formula="of:=[.D12]/2" office:value-type="float" office:value="17.6829261713438" calcext:value-type="float">
            <text:p>17.6829261713438</text:p>
          </table:table-cell>
          <table:table-cell table:formula="of:=[.F12]/2" office:value-type="float" office:value="15.66" calcext:value-type="float">
            <text:p>15.66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2" calcext:value-type="float">
            <text:p>12</text:p>
          </table:table-cell>
          <table:table-cell office:value-type="float" office:value="111.174936034062" calcext:value-type="float">
            <text:p>111.174936034062</text:p>
          </table:table-cell>
          <table:table-cell office:value-type="float" office:value="16.6127917682074" calcext:value-type="float">
            <text:p>16.6127917682074</text:p>
          </table:table-cell>
          <table:table-cell office:value-type="float" office:value="123.66" calcext:value-type="float">
            <text:p>123.66</text:p>
          </table:table-cell>
          <table:table-cell office:value-type="float" office:value="20.24" calcext:value-type="float">
            <text:p>20.24</text:p>
          </table:table-cell>
          <table:table-cell office:value-type="float" office:value="-12.4850639659375" calcext:value-type="float">
            <text:p>-12.4850639659375</text:p>
          </table:table-cell>
          <table:table-cell table:number-columns-repeated="7"/>
          <table:table-cell table:formula="of:=[.D13]/2" office:value-type="float" office:value="8.3063958841037" calcext:value-type="float">
            <text:p>8.3063958841037</text:p>
          </table:table-cell>
          <table:table-cell table:formula="of:=[.F13]/2" office:value-type="float" office:value="10.12" calcext:value-type="float">
            <text:p>10.12</text:p>
          </table:table-cell>
        </table:table-row>
        <table:table-row table:style-name="ro1">
          <table:table-cell table:style-name="ce2" office:value-type="string" calcext:value-type="string">
            <text:p>solaredgepv.AbbeyGardenMachinery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2.84731348394" calcext:value-type="float">
            <text:p>1002.84731348394</text:p>
          </table:table-cell>
          <table:table-cell table:style-name="ce2" office:value-type="float" office:value="91.725469474316" calcext:value-type="float">
            <text:p>91.725469474316</text:p>
          </table:table-cell>
          <table:table-cell table:style-name="ce2" office:value-type="float" office:value="875.24" calcext:value-type="float">
            <text:p>875.24</text:p>
          </table:table-cell>
          <table:table-cell table:style-name="ce2" office:value-type="float" office:value="153.15" calcext:value-type="float">
            <text:p>153.15</text:p>
          </table:table-cell>
          <table:table-cell table:style-name="ce2" office:value-type="float" office:value="127.607313483938" calcext:value-type="float">
            <text:p>127.607313483938</text:p>
          </table:table-cell>
          <table:table-cell table:style-name="ce2" table:number-columns-repeated="5"/>
          <table:table-cell table:number-columns-repeated="2"/>
          <table:table-cell table:formula="of:=[.D14]/2" office:value-type="float" office:value="45.862734737158" calcext:value-type="float">
            <text:p>45.862734737158</text:p>
          </table:table-cell>
          <table:table-cell table:formula="of:=[.F14]/2" office:value-type="float" office:value="76.575" calcext:value-type="float">
            <text:p>76.57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2" calcext:value-type="float">
            <text:p>2</text:p>
          </table:table-cell>
          <table:table-cell office:value-type="float" office:value="1877.60595185" calcext:value-type="float">
            <text:p>1877.60595185</text:p>
          </table:table-cell>
          <table:table-cell office:value-type="float" office:value="412.017396753359" calcext:value-type="float">
            <text:p>412.017396753359</text:p>
          </table:table-cell>
          <table:table-cell office:value-type="float" office:value="1493.73" calcext:value-type="float">
            <text:p>1493.73</text:p>
          </table:table-cell>
          <table:table-cell office:value-type="float" office:value="182.48" calcext:value-type="float">
            <text:p>182.48</text:p>
          </table:table-cell>
          <table:table-cell office:value-type="float" office:value="383.875951850001" calcext:value-type="float">
            <text:p>383.875951850001</text:p>
          </table:table-cell>
          <table:table-cell table:number-columns-repeated="7"/>
          <table:table-cell table:formula="of:=[.D15]/2" office:value-type="float" office:value="206.008698376679" calcext:value-type="float">
            <text:p>206.008698376679</text:p>
          </table:table-cell>
          <table:table-cell table:formula="of:=[.F15]/2" office:value-type="float" office:value="91.24" calcext:value-type="float">
            <text:p>91.24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3" calcext:value-type="float">
            <text:p>3</text:p>
          </table:table-cell>
          <table:table-cell office:value-type="float" office:value="3403.12297535838" calcext:value-type="float">
            <text:p>3403.12297535838</text:p>
          </table:table-cell>
          <table:table-cell office:value-type="float" office:value="644.493309994385" calcext:value-type="float">
            <text:p>644.493309994385</text:p>
          </table:table-cell>
          <table:table-cell office:value-type="float" office:value="3179.96" calcext:value-type="float">
            <text:p>3179.96</text:p>
          </table:table-cell>
          <table:table-cell office:value-type="float" office:value="500.19" calcext:value-type="float">
            <text:p>500.19</text:p>
          </table:table-cell>
          <table:table-cell office:value-type="float" office:value="223.162975358375" calcext:value-type="float">
            <text:p>223.162975358375</text:p>
          </table:table-cell>
          <table:table-cell table:number-columns-repeated="7"/>
          <table:table-cell table:formula="of:=[.D16]/2" office:value-type="float" office:value="322.246654997192" calcext:value-type="float">
            <text:p>322.246654997192</text:p>
          </table:table-cell>
          <table:table-cell table:formula="of:=[.F16]/2" office:value-type="float" office:value="250.095" calcext:value-type="float">
            <text:p>250.09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4" calcext:value-type="float">
            <text:p>4</text:p>
          </table:table-cell>
          <table:table-cell office:value-type="float" office:value="5487.64596198975" calcext:value-type="float">
            <text:p>5487.64596198975</text:p>
          </table:table-cell>
          <table:table-cell office:value-type="float" office:value="643.015159116595" calcext:value-type="float">
            <text:p>643.015159116595</text:p>
          </table:table-cell>
          <table:table-cell office:value-type="float" office:value="4560.39" calcext:value-type="float">
            <text:p>4560.39</text:p>
          </table:table-cell>
          <table:table-cell office:value-type="float" office:value="503.85" calcext:value-type="float">
            <text:p>503.85</text:p>
          </table:table-cell>
          <table:table-cell office:value-type="float" office:value="927.255961989754" calcext:value-type="float">
            <text:p>927.255961989754</text:p>
          </table:table-cell>
          <table:table-cell table:number-columns-repeated="7"/>
          <table:table-cell table:formula="of:=[.D17]/2" office:value-type="float" office:value="321.507579558297" calcext:value-type="float">
            <text:p>321.507579558297</text:p>
          </table:table-cell>
          <table:table-cell table:formula="of:=[.F17]/2" office:value-type="float" office:value="251.925" calcext:value-type="float">
            <text:p>251.92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5" calcext:value-type="float">
            <text:p>5</text:p>
          </table:table-cell>
          <table:table-cell office:value-type="float" office:value="6907.9411039055" calcext:value-type="float">
            <text:p>6907.9411039055</text:p>
          </table:table-cell>
          <table:table-cell office:value-type="float" office:value="1206.83057111215" calcext:value-type="float">
            <text:p>1206.83057111215</text:p>
          </table:table-cell>
          <table:table-cell office:value-type="float" office:value="5113.45" calcext:value-type="float">
            <text:p>5113.45</text:p>
          </table:table-cell>
          <table:table-cell office:value-type="float" office:value="267.79" calcext:value-type="float">
            <text:p>267.79</text:p>
          </table:table-cell>
          <table:table-cell office:value-type="float" office:value="1794.4911039055" calcext:value-type="float">
            <text:p>1794.4911039055</text:p>
          </table:table-cell>
          <table:table-cell table:number-columns-repeated="7"/>
          <table:table-cell table:formula="of:=[.D18]/2" office:value-type="float" office:value="603.415285556075" calcext:value-type="float">
            <text:p>603.415285556075</text:p>
          </table:table-cell>
          <table:table-cell table:formula="of:=[.F18]/2" office:value-type="float" office:value="133.895" calcext:value-type="float">
            <text:p>133.89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6" calcext:value-type="float">
            <text:p>6</text:p>
          </table:table-cell>
          <table:table-cell office:value-type="float" office:value="5845.39862599575" calcext:value-type="float">
            <text:p>5845.39862599575</text:p>
          </table:table-cell>
          <table:table-cell office:value-type="float" office:value="618.033066739247" calcext:value-type="float">
            <text:p>618.033066739247</text:p>
          </table:table-cell>
          <table:table-cell office:value-type="float" office:value="5435.5" calcext:value-type="float">
            <text:p>5435.5</text:p>
          </table:table-cell>
          <table:table-cell office:value-type="float" office:value="730.98" calcext:value-type="float">
            <text:p>730.98</text:p>
          </table:table-cell>
          <table:table-cell office:value-type="float" office:value="409.898625995747" calcext:value-type="float">
            <text:p>409.898625995747</text:p>
          </table:table-cell>
          <table:table-cell table:number-columns-repeated="7"/>
          <table:table-cell table:formula="of:=[.D19]/2" office:value-type="float" office:value="309.016533369624" calcext:value-type="float">
            <text:p>309.016533369624</text:p>
          </table:table-cell>
          <table:table-cell table:formula="of:=[.F19]/2" office:value-type="float" office:value="365.49" calcext:value-type="float">
            <text:p>365.49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7" calcext:value-type="float">
            <text:p>7</text:p>
          </table:table-cell>
          <table:table-cell office:value-type="float" office:value="6203.78625294513" calcext:value-type="float">
            <text:p>6203.78625294513</text:p>
          </table:table-cell>
          <table:table-cell office:value-type="float" office:value="577.894277297002" calcext:value-type="float">
            <text:p>577.894277297002</text:p>
          </table:table-cell>
          <table:table-cell office:value-type="float" office:value="4985.81" calcext:value-type="float">
            <text:p>4985.81</text:p>
          </table:table-cell>
          <table:table-cell office:value-type="float" office:value="463.12" calcext:value-type="float">
            <text:p>463.12</text:p>
          </table:table-cell>
          <table:table-cell office:value-type="float" office:value="1217.97625294513" calcext:value-type="float">
            <text:p>1217.97625294513</text:p>
          </table:table-cell>
          <table:table-cell table:number-columns-repeated="7"/>
          <table:table-cell table:formula="of:=[.D20]/2" office:value-type="float" office:value="288.947138648501" calcext:value-type="float">
            <text:p>288.947138648501</text:p>
          </table:table-cell>
          <table:table-cell table:formula="of:=[.F20]/2" office:value-type="float" office:value="231.56" calcext:value-type="float">
            <text:p>231.56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8" calcext:value-type="float">
            <text:p>8</text:p>
          </table:table-cell>
          <table:table-cell office:value-type="float" office:value="4533.8806643255" calcext:value-type="float">
            <text:p>4533.8806643255</text:p>
          </table:table-cell>
          <table:table-cell office:value-type="float" office:value="845.298247021431" calcext:value-type="float">
            <text:p>845.298247021431</text:p>
          </table:table-cell>
          <table:table-cell office:value-type="float" office:value="4394.68" calcext:value-type="float">
            <text:p>4394.68</text:p>
          </table:table-cell>
          <table:table-cell office:value-type="float" office:value="542.16" calcext:value-type="float">
            <text:p>542.16</text:p>
          </table:table-cell>
          <table:table-cell office:value-type="float" office:value="139.200664325497" calcext:value-type="float">
            <text:p>139.200664325497</text:p>
          </table:table-cell>
          <table:table-cell table:number-columns-repeated="7"/>
          <table:table-cell table:formula="of:=[.D21]/2" office:value-type="float" office:value="422.649123510716" calcext:value-type="float">
            <text:p>422.649123510716</text:p>
          </table:table-cell>
          <table:table-cell table:formula="of:=[.F21]/2" office:value-type="float" office:value="271.08" calcext:value-type="float">
            <text:p>271.08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9" calcext:value-type="float">
            <text:p>9</text:p>
          </table:table-cell>
          <table:table-cell office:value-type="float" office:value="3136.53854326725" calcext:value-type="float">
            <text:p>3136.53854326725</text:p>
          </table:table-cell>
          <table:table-cell office:value-type="float" office:value="1160.8305328755" calcext:value-type="float">
            <text:p>1160.8305328755</text:p>
          </table:table-cell>
          <table:table-cell office:value-type="float" office:value="3456.9" calcext:value-type="float">
            <text:p>3456.9</text:p>
          </table:table-cell>
          <table:table-cell office:value-type="float" office:value="344.01" calcext:value-type="float">
            <text:p>344.01</text:p>
          </table:table-cell>
          <table:table-cell office:value-type="float" office:value="-320.361456732751" calcext:value-type="float">
            <text:p>-320.361456732751</text:p>
          </table:table-cell>
          <table:table-cell table:number-columns-repeated="7"/>
          <table:table-cell table:formula="of:=[.D22]/2" office:value-type="float" office:value="580.41526643775" calcext:value-type="float">
            <text:p>580.41526643775</text:p>
          </table:table-cell>
          <table:table-cell table:formula="of:=[.F22]/2" office:value-type="float" office:value="172.005" calcext:value-type="float">
            <text:p>172.00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10" calcext:value-type="float">
            <text:p>10</text:p>
          </table:table-cell>
          <table:table-cell office:value-type="float" office:value="2191.4934507145" calcext:value-type="float">
            <text:p>2191.4934507145</text:p>
          </table:table-cell>
          <table:table-cell office:value-type="float" office:value="393.591492072247" calcext:value-type="float">
            <text:p>393.591492072247</text:p>
          </table:table-cell>
          <table:table-cell office:value-type="float" office:value="2008.58" calcext:value-type="float">
            <text:p>2008.58</text:p>
          </table:table-cell>
          <table:table-cell office:value-type="float" office:value="254.7" calcext:value-type="float">
            <text:p>254.7</text:p>
          </table:table-cell>
          <table:table-cell office:value-type="float" office:value="182.913450714501" calcext:value-type="float">
            <text:p>182.913450714501</text:p>
          </table:table-cell>
          <table:table-cell table:number-columns-repeated="7"/>
          <table:table-cell table:formula="of:=[.D23]/2" office:value-type="float" office:value="196.795746036123" calcext:value-type="float">
            <text:p>196.795746036123</text:p>
          </table:table-cell>
          <table:table-cell table:formula="of:=[.F23]/2" office:value-type="float" office:value="127.35" calcext:value-type="float">
            <text:p>127.3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11" calcext:value-type="float">
            <text:p>11</text:p>
          </table:table-cell>
          <table:table-cell office:value-type="float" office:value="1322.90020106956" calcext:value-type="float">
            <text:p>1322.90020106956</text:p>
          </table:table-cell>
          <table:table-cell office:value-type="float" office:value="128.041898442111" calcext:value-type="float">
            <text:p>128.041898442111</text:p>
          </table:table-cell>
          <table:table-cell office:value-type="float" office:value="1070.15" calcext:value-type="float">
            <text:p>1070.15</text:p>
          </table:table-cell>
          <table:table-cell office:value-type="float" office:value="145.34" calcext:value-type="float">
            <text:p>145.34</text:p>
          </table:table-cell>
          <table:table-cell office:value-type="float" office:value="252.750201069562" calcext:value-type="float">
            <text:p>252.750201069562</text:p>
          </table:table-cell>
          <table:table-cell table:number-columns-repeated="7"/>
          <table:table-cell table:formula="of:=[.D24]/2" office:value-type="float" office:value="64.0209492210555" calcext:value-type="float">
            <text:p>64.0209492210555</text:p>
          </table:table-cell>
          <table:table-cell table:formula="of:=[.F24]/2" office:value-type="float" office:value="72.67" calcext:value-type="float">
            <text:p>72.67</text:p>
          </table:table-cell>
        </table:table-row>
        <table:table-row table:style-name="ro1">
          <table:table-cell table:style-name="ce3" office:value-type="string" calcext:value-type="string">
            <text:p>solaredgepv.AbbeyGardenMachinery.csv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0.642234060626" calcext:value-type="float">
            <text:p>750.642234060626</text:p>
          </table:table-cell>
          <table:table-cell table:style-name="ce3" office:value-type="float" office:value="125.873389500404" calcext:value-type="float">
            <text:p>125.873389500404</text:p>
          </table:table-cell>
          <table:table-cell table:style-name="ce3" office:value-type="float" office:value="662.04" calcext:value-type="float">
            <text:p>662.04</text:p>
          </table:table-cell>
          <table:table-cell table:style-name="ce3" office:value-type="float" office:value="105.04" calcext:value-type="float">
            <text:p>105.04</text:p>
          </table:table-cell>
          <table:table-cell table:style-name="ce3" office:value-type="float" office:value="88.6022340606258" calcext:value-type="float">
            <text:p>88.6022340606258</text:p>
          </table:table-cell>
          <table:table-cell table:style-name="ce3" table:number-columns-repeated="5"/>
          <table:table-cell table:number-columns-repeated="2"/>
          <table:table-cell table:formula="of:=[.D25]/2" office:value-type="float" office:value="62.936694750202" calcext:value-type="float">
            <text:p>62.936694750202</text:p>
          </table:table-cell>
          <table:table-cell table:formula="of:=[.F25]/2" office:value-type="float" office:value="52.52" calcext:value-type="float">
            <text:p>52.52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" calcext:value-type="float">
            <text:p>1</text:p>
          </table:table-cell>
          <table:table-cell office:value-type="float" office:value="493.223486262833" calcext:value-type="float">
            <text:p>493.223486262833</text:p>
          </table:table-cell>
          <table:table-cell office:value-type="float" office:value="414.101908819122" calcext:value-type="float">
            <text:p>414.101908819122</text:p>
          </table:table-cell>
          <table:table-cell office:value-type="float" office:value="593.88" calcext:value-type="float">
            <text:p>593.88</text:p>
          </table:table-cell>
          <table:table-cell office:value-type="float" office:value="88.13" calcext:value-type="float">
            <text:p>88.13</text:p>
          </table:table-cell>
          <table:table-cell office:value-type="float" office:value="-100.656513737167" calcext:value-type="float">
            <text:p>-100.656513737167</text:p>
          </table:table-cell>
          <table:table-cell table:number-columns-repeated="7"/>
          <table:table-cell table:formula="of:=[.D26]/2" office:value-type="float" office:value="207.050954409561" calcext:value-type="float">
            <text:p>207.050954409561</text:p>
          </table:table-cell>
          <table:table-cell table:formula="of:=[.F26]/2" office:value-type="float" office:value="44.065" calcext:value-type="float">
            <text:p>44.06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2" calcext:value-type="float">
            <text:p>2</text:p>
          </table:table-cell>
          <table:table-cell office:value-type="float" office:value="1511.68906430012" calcext:value-type="float">
            <text:p>1511.68906430012</text:p>
          </table:table-cell>
          <table:table-cell office:value-type="float" office:value="300.68009720555" calcext:value-type="float">
            <text:p>300.68009720555</text:p>
          </table:table-cell>
          <table:table-cell office:value-type="float" office:value="1057.83" calcext:value-type="float">
            <text:p>1057.83</text:p>
          </table:table-cell>
          <table:table-cell office:value-type="float" office:value="107.2" calcext:value-type="float">
            <text:p>107.2</text:p>
          </table:table-cell>
          <table:table-cell office:value-type="float" office:value="453.859064300125" calcext:value-type="float">
            <text:p>453.859064300125</text:p>
          </table:table-cell>
          <table:table-cell table:number-columns-repeated="7"/>
          <table:table-cell table:formula="of:=[.D27]/2" office:value-type="float" office:value="150.340048602775" calcext:value-type="float">
            <text:p>150.340048602775</text:p>
          </table:table-cell>
          <table:table-cell table:formula="of:=[.F27]/2"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3" calcext:value-type="float">
            <text:p>3</text:p>
          </table:table-cell>
          <table:table-cell office:value-type="float" office:value="1833.96006239758" calcext:value-type="float">
            <text:p>1833.96006239758</text:p>
          </table:table-cell>
          <table:table-cell office:value-type="float" office:value="1341.21273030338" calcext:value-type="float">
            <text:p>1341.21273030338</text:p>
          </table:table-cell>
          <table:table-cell office:value-type="float" office:value="2303.74" calcext:value-type="float">
            <text:p>2303.74</text:p>
          </table:table-cell>
          <table:table-cell office:value-type="float" office:value="282.75" calcext:value-type="float">
            <text:p>282.75</text:p>
          </table:table-cell>
          <table:table-cell office:value-type="float" office:value="-469.779937602417" calcext:value-type="float">
            <text:p>-469.779937602417</text:p>
          </table:table-cell>
          <table:table-cell table:number-columns-repeated="7"/>
          <table:table-cell table:formula="of:=[.D28]/2" office:value-type="float" office:value="670.60636515169" calcext:value-type="float">
            <text:p>670.60636515169</text:p>
          </table:table-cell>
          <table:table-cell table:formula="of:=[.F28]/2" office:value-type="float" office:value="141.375" calcext:value-type="float">
            <text:p>141.37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4" calcext:value-type="float">
            <text:p>4</text:p>
          </table:table-cell>
          <table:table-cell office:value-type="float" office:value="3591.03539808067" calcext:value-type="float">
            <text:p>3591.03539808067</text:p>
          </table:table-cell>
          <table:table-cell office:value-type="float" office:value="2187.71413402327" calcext:value-type="float">
            <text:p>2187.71413402327</text:p>
          </table:table-cell>
          <table:table-cell office:value-type="float" office:value="3863.31" calcext:value-type="float">
            <text:p>3863.31</text:p>
          </table:table-cell>
          <table:table-cell office:value-type="float" office:value="377.24" calcext:value-type="float">
            <text:p>377.24</text:p>
          </table:table-cell>
          <table:table-cell office:value-type="float" office:value="-272.274601919331" calcext:value-type="float">
            <text:p>-272.274601919331</text:p>
          </table:table-cell>
          <table:table-cell table:number-columns-repeated="7"/>
          <table:table-cell table:formula="of:=[.D29]/2" office:value-type="float" office:value="1093.85706701164" calcext:value-type="float">
            <text:p>1093.85706701164</text:p>
          </table:table-cell>
          <table:table-cell table:formula="of:=[.F29]/2" office:value-type="float" office:value="188.62" calcext:value-type="float">
            <text:p>188.62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5" calcext:value-type="float">
            <text:p>5</text:p>
          </table:table-cell>
          <table:table-cell office:value-type="float" office:value="5523.17377349163" calcext:value-type="float">
            <text:p>5523.17377349163</text:p>
          </table:table-cell>
          <table:table-cell office:value-type="float" office:value="551.688470175575" calcext:value-type="float">
            <text:p>551.688470175575</text:p>
          </table:table-cell>
          <table:table-cell office:value-type="float" office:value="4540.87" calcext:value-type="float">
            <text:p>4540.87</text:p>
          </table:table-cell>
          <table:table-cell office:value-type="float" office:value="232.46" calcext:value-type="float">
            <text:p>232.46</text:p>
          </table:table-cell>
          <table:table-cell office:value-type="float" office:value="982.303773491628" calcext:value-type="float">
            <text:p>982.303773491628</text:p>
          </table:table-cell>
          <table:table-cell table:number-columns-repeated="7"/>
          <table:table-cell table:formula="of:=[.D30]/2" office:value-type="float" office:value="275.844235087788" calcext:value-type="float">
            <text:p>275.844235087788</text:p>
          </table:table-cell>
          <table:table-cell table:formula="of:=[.F30]/2" office:value-type="float" office:value="116.23" calcext:value-type="float">
            <text:p>116.23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6" calcext:value-type="float">
            <text:p>6</text:p>
          </table:table-cell>
          <table:table-cell office:value-type="float" office:value="5094.63044469631" calcext:value-type="float">
            <text:p>5094.63044469631</text:p>
          </table:table-cell>
          <table:table-cell office:value-type="float" office:value="834.957072576138" calcext:value-type="float">
            <text:p>834.957072576138</text:p>
          </table:table-cell>
          <table:table-cell office:value-type="float" office:value="4842.03" calcext:value-type="float">
            <text:p>4842.03</text:p>
          </table:table-cell>
          <table:table-cell office:value-type="float" office:value="599.64" calcext:value-type="float">
            <text:p>599.64</text:p>
          </table:table-cell>
          <table:table-cell office:value-type="float" office:value="252.600444696308" calcext:value-type="float">
            <text:p>252.600444696308</text:p>
          </table:table-cell>
          <table:table-cell table:number-columns-repeated="7"/>
          <table:table-cell table:formula="of:=[.D31]/2" office:value-type="float" office:value="417.478536288069" calcext:value-type="float">
            <text:p>417.478536288069</text:p>
          </table:table-cell>
          <table:table-cell table:formula="of:=[.F31]/2" office:value-type="float" office:value="299.82" calcext:value-type="float">
            <text:p>299.82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7" calcext:value-type="float">
            <text:p>7</text:p>
          </table:table-cell>
          <table:table-cell office:value-type="float" office:value="5471.70591907887" calcext:value-type="float">
            <text:p>5471.70591907887</text:p>
          </table:table-cell>
          <table:table-cell office:value-type="float" office:value="581.656453456507" calcext:value-type="float">
            <text:p>581.656453456507</text:p>
          </table:table-cell>
          <table:table-cell office:value-type="float" office:value="4577.24" calcext:value-type="float">
            <text:p>4577.24</text:p>
          </table:table-cell>
          <table:table-cell office:value-type="float" office:value="408.36" calcext:value-type="float">
            <text:p>408.36</text:p>
          </table:table-cell>
          <table:table-cell office:value-type="float" office:value="894.465919078872" calcext:value-type="float">
            <text:p>894.465919078872</text:p>
          </table:table-cell>
          <table:table-cell table:number-columns-repeated="7"/>
          <table:table-cell table:formula="of:=[.D32]/2" office:value-type="float" office:value="290.828226728254" calcext:value-type="float">
            <text:p>290.828226728254</text:p>
          </table:table-cell>
          <table:table-cell table:formula="of:=[.F32]/2" office:value-type="float" office:value="204.18" calcext:value-type="float">
            <text:p>204.18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8" calcext:value-type="float">
            <text:p>8</text:p>
          </table:table-cell>
          <table:table-cell office:value-type="float" office:value="3686.32380772931" calcext:value-type="float">
            <text:p>3686.32380772931</text:p>
          </table:table-cell>
          <table:table-cell office:value-type="float" office:value="798.148804428546" calcext:value-type="float">
            <text:p>798.148804428546</text:p>
          </table:table-cell>
          <table:table-cell office:value-type="float" office:value="3903.26" calcext:value-type="float">
            <text:p>3903.26</text:p>
          </table:table-cell>
          <table:table-cell office:value-type="float" office:value="433.13" calcext:value-type="float">
            <text:p>433.13</text:p>
          </table:table-cell>
          <table:table-cell office:value-type="float" office:value="-216.936192270687" calcext:value-type="float">
            <text:p>-216.936192270687</text:p>
          </table:table-cell>
          <table:table-cell table:number-columns-repeated="7"/>
          <table:table-cell table:formula="of:=[.D33]/2" office:value-type="float" office:value="399.074402214273" calcext:value-type="float">
            <text:p>399.074402214273</text:p>
          </table:table-cell>
          <table:table-cell table:formula="of:=[.F33]/2" office:value-type="float" office:value="216.565" calcext:value-type="float">
            <text:p>216.56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9" calcext:value-type="float">
            <text:p>9</text:p>
          </table:table-cell>
          <table:table-cell office:value-type="float" office:value="1437.92895291681" calcext:value-type="float">
            <text:p>1437.92895291681</text:p>
          </table:table-cell>
          <table:table-cell office:value-type="float" office:value="1360.97000948492" calcext:value-type="float">
            <text:p>1360.97000948492</text:p>
          </table:table-cell>
          <table:table-cell office:value-type="float" office:value="2725.62" calcext:value-type="float">
            <text:p>2725.62</text:p>
          </table:table-cell>
          <table:table-cell office:value-type="float" office:value="201.76" calcext:value-type="float">
            <text:p>201.76</text:p>
          </table:table-cell>
          <table:table-cell office:value-type="float" office:value="-1287.69104708319" calcext:value-type="float">
            <text:p>-1287.69104708319</text:p>
          </table:table-cell>
          <table:table-cell table:number-columns-repeated="7"/>
          <table:table-cell table:formula="of:=[.D34]/2" office:value-type="float" office:value="680.48500474246" calcext:value-type="float">
            <text:p>680.48500474246</text:p>
          </table:table-cell>
          <table:table-cell table:formula="of:=[.F34]/2" office:value-type="float" office:value="100.88" calcext:value-type="float">
            <text:p>100.88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0" calcext:value-type="float">
            <text:p>10</text:p>
          </table:table-cell>
          <table:table-cell office:value-type="float" office:value="1331.8713739921" calcext:value-type="float">
            <text:p>1331.8713739921</text:p>
          </table:table-cell>
          <table:table-cell office:value-type="float" office:value="341.78749322983" calcext:value-type="float">
            <text:p>341.78749322983</text:p>
          </table:table-cell>
          <table:table-cell office:value-type="float" office:value="1477.12" calcext:value-type="float">
            <text:p>1477.12</text:p>
          </table:table-cell>
          <table:table-cell office:value-type="float" office:value="136.6" calcext:value-type="float">
            <text:p>136.6</text:p>
          </table:table-cell>
          <table:table-cell office:value-type="float" office:value="-145.2486260079" calcext:value-type="float">
            <text:p>-145.2486260079</text:p>
          </table:table-cell>
          <table:table-cell table:number-columns-repeated="7"/>
          <table:table-cell table:formula="of:=[.D35]/2" office:value-type="float" office:value="170.893746614915" calcext:value-type="float">
            <text:p>170.893746614915</text:p>
          </table:table-cell>
          <table:table-cell table:formula="of:=[.F35]/2" office:value-type="float" office:value="68.3" calcext:value-type="float">
            <text:p>68.3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1" calcext:value-type="float">
            <text:p>11</text:p>
          </table:table-cell>
          <table:table-cell office:value-type="float" office:value="789.380021345" calcext:value-type="float">
            <text:p>789.380021345</text:p>
          </table:table-cell>
          <table:table-cell office:value-type="float" office:value="250.898590539973" calcext:value-type="float">
            <text:p>250.898590539973</text:p>
          </table:table-cell>
          <table:table-cell office:value-type="float" office:value="708.15" calcext:value-type="float">
            <text:p>708.15</text:p>
          </table:table-cell>
          <table:table-cell office:value-type="float" office:value="82.7" calcext:value-type="float">
            <text:p>82.7</text:p>
          </table:table-cell>
          <table:table-cell office:value-type="float" office:value="81.2300213450002" calcext:value-type="float">
            <text:p>81.2300213450002</text:p>
          </table:table-cell>
          <table:table-cell table:number-columns-repeated="7"/>
          <table:table-cell table:formula="of:=[.D36]/2" office:value-type="float" office:value="125.449295269987" calcext:value-type="float">
            <text:p>125.449295269987</text:p>
          </table:table-cell>
          <table:table-cell table:formula="of:=[.F36]/2" office:value-type="float" office:value="41.35" calcext:value-type="float">
            <text:p>41.3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2" calcext:value-type="float">
            <text:p>12</text:p>
          </table:table-cell>
          <table:table-cell office:value-type="float" office:value="362.121243597" calcext:value-type="float">
            <text:p>362.121243597</text:p>
          </table:table-cell>
          <table:table-cell office:value-type="float" office:value="240.495767314325" calcext:value-type="float">
            <text:p>240.495767314325</text:p>
          </table:table-cell>
          <table:table-cell office:value-type="float" office:value="495.74" calcext:value-type="float">
            <text:p>495.74</text:p>
          </table:table-cell>
          <table:table-cell office:value-type="float" office:value="67.77" calcext:value-type="float">
            <text:p>67.77</text:p>
          </table:table-cell>
          <table:table-cell office:value-type="float" office:value="-133.618756403" calcext:value-type="float">
            <text:p>-133.618756403</text:p>
          </table:table-cell>
          <table:table-cell table:number-columns-repeated="7"/>
          <table:table-cell table:formula="of:=[.D37]/2" office:value-type="float" office:value="120.247883657163" calcext:value-type="float">
            <text:p>120.247883657163</text:p>
          </table:table-cell>
          <table:table-cell table:formula="of:=[.F37]/2" office:value-type="float" office:value="33.885" calcext:value-type="float">
            <text:p>33.88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(these columns are for drawing the error bar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5:20:46.614133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4:46:49.468316497</meta:creation-date>
    <dc:date>2020-11-26T15:21:40.182046501</dc:date>
    <meta:editing-duration>PT16M46S</meta:editing-duration>
    <meta:editing-cycles>5</meta:editing-cycles>
    <meta:generator>LibreOffice/6.1.5.2$Linux_X86_64 LibreOffice_project/10$Build-2</meta:generator>
    <meta:document-statistic meta:table-count="1" meta:cell-count="3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2:Sheet1.O13" chart:error-lower-range="Sheet1.O2:Sheet1.O1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O2:Sheet1.O13" chart:error-lower-range="Sheet1.O2:Sheet1.O13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P2:Sheet1.P13" chart:error-lower-range="Sheet1.P2:Sheet1.P13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P2:Sheet1.P13" chart:error-lower-range="Sheet1.P2:Sheet1.P1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84cm" svg:height="5.101cm" xlink:href=".." xlink:type="simple" chart:class="chart:line" chart:style-name="ch1">
        <chart:legend chart:legend-position="end" svg:x="7.921cm" svg:y="2.002cm" style:legend-expansion="high" chart:style-name="ch2"/>
        <chart:plot-area chart:style-name="ch3" table:cell-range-address="Sheet1.C1:Sheet1.C13 Sheet1.E1:Sheet1.E13" chart:data-source-has-labels="row" svg:x="0.237cm" svg:y="0.102cm" svg:width="7.447cm" svg:height="4.897cm">
          <chartooo:coordinate-region svg:x="1.044cm" svg:y="0.301cm" svg:width="6.453cm" svg:height="4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label-cell-address="Sheet1.C1:Sheet1.C1" chart:class="chart:line">
            <chart:error-indicator chart:style-name="ch7" chart:dimension="y"/>
            <chart:data-point chart:repeated="12"/>
          </chart:series>
          <chart:series chart:style-name="ch8" chart:values-cell-range-address="Sheet1.E2:Sheet1.E13" chart:label-cell-address="Sheet1.E1:Sheet1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Sheet1.C1:Sheet1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Sheet1.E1:Sheet1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.59301384615">
                <text:p>136.59301384615</text:p>
                <draw:g>
                  <svg:desc>Sheet1.C2:Sheet1.C13</svg:desc>
                </draw:g>
              </table:table-cell>
              <table:table-cell office:value-type="float" office:value="10.2701574083814">
                <text:p>10.2701574083814</text:p>
                <draw:g>
                  <svg:desc>Sheet1.O2:Sheet1.O13</svg:desc>
                </draw:g>
              </table:table-cell>
              <table:table-cell office:value-type="float" office:value="10.2701574083814">
                <text:p>10.2701574083814</text:p>
                <draw:g>
                  <svg:desc>Sheet1.O2:Sheet1.O13</svg:desc>
                </draw:g>
              </table:table-cell>
              <table:table-cell office:value-type="float" office:value="130.28">
                <text:p>130.28</text:p>
                <draw:g>
                  <svg:desc>Sheet1.E2:Sheet1.E13</svg:desc>
                </draw:g>
              </table:table-cell>
              <table:table-cell office:value-type="float" office:value="8.815">
                <text:p>8.815</text:p>
                <draw:g>
                  <svg:desc>Sheet1.P2:Sheet1.P13</svg:desc>
                </draw:g>
              </table:table-cell>
              <table:table-cell office:value-type="float" office:value="8.815">
                <text:p>8.815</text:p>
                <draw:g>
                  <svg:desc>Sheet1.P2:Sheet1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.5022791464">
                <text:p>222.5022791464</text:p>
              </table:table-cell>
              <table:table-cell office:value-type="float" office:value="28.2257917331969">
                <text:p>28.2257917331969</text:p>
              </table:table-cell>
              <table:table-cell office:value-type="float" office:value="28.2257917331969">
                <text:p>28.2257917331969</text:p>
              </table:table-cell>
              <table:table-cell office:value-type="float" office:value="181.57">
                <text:p>181.57</text:p>
              </table:table-cell>
              <table:table-cell office:value-type="float" office:value="17.045">
                <text:p>17.045</text:p>
              </table:table-cell>
              <table:table-cell office:value-type="float" office:value="17.045">
                <text:p>17.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.3504979674">
                <text:p>337.3504979674</text:p>
              </table:table-cell>
              <table:table-cell office:value-type="float" office:value="23.5585147838338">
                <text:p>23.5585147838338</text:p>
              </table:table-cell>
              <table:table-cell office:value-type="float" office:value="23.5585147838338">
                <text:p>23.5585147838338</text:p>
              </table:table-cell>
              <table:table-cell office:value-type="float" office:value="324.54">
                <text:p>324.54</text:p>
              </table:table-cell>
              <table:table-cell office:value-type="float" office:value="28.82">
                <text:p>28.82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3.47305221275">
                <text:p>453.47305221275</text:p>
              </table:table-cell>
              <table:table-cell office:value-type="float" office:value="33.1151474608885">
                <text:p>33.1151474608885</text:p>
              </table:table-cell>
              <table:table-cell office:value-type="float" office:value="33.1151474608885">
                <text:p>33.1151474608885</text:p>
              </table:table-cell>
              <table:table-cell office:value-type="float" office:value="430.27">
                <text:p>430.27</text:p>
              </table:table-cell>
              <table:table-cell office:value-type="float" office:value="31.33">
                <text:p>31.33</text:p>
              </table:table-cell>
              <table:table-cell office:value-type="float" office:value="31.33">
                <text:p>31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.8226333915">
                <text:p>444.8226333915</text:p>
              </table:table-cell>
              <table:table-cell office:value-type="float" office:value="83.7852156368475">
                <text:p>83.7852156368475</text:p>
              </table:table-cell>
              <table:table-cell office:value-type="float" office:value="83.7852156368475">
                <text:p>83.7852156368475</text:p>
              </table:table-cell>
              <table:table-cell office:value-type="float" office:value="459.19">
                <text:p>459.19</text:p>
              </table:table-cell>
              <table:table-cell office:value-type="float" office:value="14.18">
                <text:p>14.18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7.491112395">
                <text:p>457.491112395</text:p>
              </table:table-cell>
              <table:table-cell office:value-type="float" office:value="30.0011909190435">
                <text:p>30.0011909190435</text:p>
              </table:table-cell>
              <table:table-cell office:value-type="float" office:value="30.0011909190435">
                <text:p>30.0011909190435</text:p>
              </table:table-cell>
              <table:table-cell office:value-type="float" office:value="474.85">
                <text:p>474.85</text:p>
              </table:table-cell>
              <table:table-cell office:value-type="float" office:value="28.35">
                <text:p>28.35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1.16135456845">
                <text:p>511.16135456845</text:p>
              </table:table-cell>
              <table:table-cell office:value-type="float" office:value="26.8677228367292">
                <text:p>26.8677228367292</text:p>
              </table:table-cell>
              <table:table-cell office:value-type="float" office:value="26.8677228367292">
                <text:p>26.8677228367292</text:p>
              </table:table-cell>
              <table:table-cell office:value-type="float" office:value="481.07">
                <text:p>481.07</text:p>
              </table:table-cell>
              <table:table-cell office:value-type="float" office:value="24.83">
                <text:p>24.83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.21155634675">
                <text:p>417.21155634675</text:p>
              </table:table-cell>
              <table:table-cell office:value-type="float" office:value="27.5859707381926">
                <text:p>27.5859707381926</text:p>
              </table:table-cell>
              <table:table-cell office:value-type="float" office:value="27.5859707381926">
                <text:p>27.5859707381926</text:p>
              </table:table-cell>
              <table:table-cell office:value-type="float" office:value="420.44">
                <text:p>420.44</text:p>
              </table:table-cell>
              <table:table-cell office:value-type="float" office:value="26.71">
                <text:p>26.71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.2871916027">
                <text:p>334.2871916027</text:p>
              </table:table-cell>
              <table:table-cell office:value-type="float" office:value="59.1794197259885">
                <text:p>59.1794197259885</text:p>
              </table:table-cell>
              <table:table-cell office:value-type="float" office:value="59.1794197259885">
                <text:p>59.1794197259885</text:p>
              </table:table-cell>
              <table:table-cell office:value-type="float" office:value="348.7">
                <text:p>348.7</text:p>
              </table:table-cell>
              <table:table-cell office:value-type="float" office:value="14.145">
                <text:p>14.145</text:p>
              </table:table-cell>
              <table:table-cell office:value-type="float" office:value="14.145">
                <text:p>14.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8.7679375563">
                <text:p>248.7679375563</text:p>
              </table:table-cell>
              <table:table-cell office:value-type="float" office:value="25.7444712510762">
                <text:p>25.7444712510762</text:p>
              </table:table-cell>
              <table:table-cell office:value-type="float" office:value="25.7444712510762">
                <text:p>25.7444712510762</text:p>
              </table:table-cell>
              <table:table-cell office:value-type="float" office:value="234.08">
                <text:p>234.08</text:p>
              </table:table-cell>
              <table:table-cell office:value-type="float" office:value="12.67">
                <text:p>12.67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4246375843">
                <text:p>165.4246375843</text:p>
              </table:table-cell>
              <table:table-cell office:value-type="float" office:value="17.6829261713438">
                <text:p>17.6829261713438</text:p>
              </table:table-cell>
              <table:table-cell office:value-type="float" office:value="17.6829261713438">
                <text:p>17.6829261713438</text:p>
              </table:table-cell>
              <table:table-cell office:value-type="float" office:value="155.74">
                <text:p>155.74</text:p>
              </table:table-cell>
              <table:table-cell office:value-type="float" office:value="15.66">
                <text:p>15.66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.174936034062">
                <text:p>111.174936034062</text:p>
              </table:table-cell>
              <table:table-cell office:value-type="float" office:value="8.3063958841037">
                <text:p>8.3063958841037</text:p>
              </table:table-cell>
              <table:table-cell office:value-type="float" office:value="8.3063958841037">
                <text:p>8.3063958841037</text:p>
              </table:table-cell>
              <table:table-cell office:value-type="float" office:value="123.66">
                <text:p>123.66</text:p>
              </table:table-cell>
              <table:table-cell office:value-type="float" office:value="10.12">
                <text:p>10.12</text:p>
              </table:table-cell>
              <table:table-cell office:value-type="float" office:value="10.12">
                <text:p>1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14:Sheet1.O25" chart:error-lower-range="Sheet1.O14:Sheet1.O2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O14:Sheet1.O25" chart:error-lower-range="Sheet1.O14:Sheet1.O25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P14:Sheet1.P25" chart:error-lower-range="Sheet1.P14:Sheet1.P2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P14:Sheet1.P25" chart:error-lower-range="Sheet1.P14:Sheet1.P2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91cm" svg:height="5.048cm" xlink:href=".." xlink:type="simple" chart:class="chart:line" chart:style-name="ch1">
        <chart:legend chart:legend-position="end" svg:x="8.028cm" svg:y="1.976cm" style:legend-expansion="high" chart:style-name="ch2"/>
        <chart:plot-area chart:style-name="ch3" table:cell-range-address="Sheet1.C1:Sheet1.C1 Sheet1.C14:Sheet1.C25 Sheet1.E1:Sheet1.E1 Sheet1.E14:Sheet1.E25" chart:data-source-has-labels="row" svg:x="0.239cm" svg:y="0.1cm" svg:width="7.55cm" svg:height="4.848cm">
          <chartooo:coordinate-region svg:x="1.231cm" svg:y="0.3cm" svg:width="6.371cm" svg:height="4.0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4:Sheet1.C25" chart:label-cell-address="Sheet1.C1:Sheet1.C1" chart:class="chart:line">
            <chart:error-indicator chart:style-name="ch7" chart:dimension="y"/>
            <chart:data-point chart:repeated="12"/>
          </chart:series>
          <chart:series chart:style-name="ch8" chart:values-cell-range-address="Sheet1.E14:Sheet1.E25" chart:label-cell-address="Sheet1.E1:Sheet1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Sheet1.C1:Sheet1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Sheet1.E1:Sheet1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2.84731348394">
                <text:p>1002.84731348394</text:p>
                <draw:g>
                  <svg:desc>Sheet1.C14:Sheet1.C25</svg:desc>
                </draw:g>
              </table:table-cell>
              <table:table-cell office:value-type="float" office:value="45.862734737158">
                <text:p>45.862734737158</text:p>
                <draw:g>
                  <svg:desc>Sheet1.O14:Sheet1.O25</svg:desc>
                </draw:g>
              </table:table-cell>
              <table:table-cell office:value-type="float" office:value="45.862734737158">
                <text:p>45.862734737158</text:p>
                <draw:g>
                  <svg:desc>Sheet1.O14:Sheet1.O25</svg:desc>
                </draw:g>
              </table:table-cell>
              <table:table-cell office:value-type="float" office:value="875.24">
                <text:p>875.24</text:p>
                <draw:g>
                  <svg:desc>Sheet1.E14:Sheet1.E25</svg:desc>
                </draw:g>
              </table:table-cell>
              <table:table-cell office:value-type="float" office:value="76.575">
                <text:p>76.575</text:p>
                <draw:g>
                  <svg:desc>Sheet1.P14:Sheet1.P25</svg:desc>
                </draw:g>
              </table:table-cell>
              <table:table-cell office:value-type="float" office:value="76.575">
                <text:p>76.575</text:p>
                <draw:g>
                  <svg:desc>Sheet1.P14:Sheet1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7.60595185">
                <text:p>1877.60595185</text:p>
              </table:table-cell>
              <table:table-cell office:value-type="float" office:value="206.008698376679">
                <text:p>206.008698376679</text:p>
              </table:table-cell>
              <table:table-cell office:value-type="float" office:value="206.008698376679">
                <text:p>206.008698376679</text:p>
              </table:table-cell>
              <table:table-cell office:value-type="float" office:value="1493.73">
                <text:p>1493.73</text:p>
              </table:table-cell>
              <table:table-cell office:value-type="float" office:value="91.24">
                <text:p>91.24</text:p>
              </table:table-cell>
              <table:table-cell office:value-type="float" office:value="91.24">
                <text:p>91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3.12297535838">
                <text:p>3403.12297535838</text:p>
              </table:table-cell>
              <table:table-cell office:value-type="float" office:value="322.246654997192">
                <text:p>322.246654997192</text:p>
              </table:table-cell>
              <table:table-cell office:value-type="float" office:value="322.246654997192">
                <text:p>322.246654997192</text:p>
              </table:table-cell>
              <table:table-cell office:value-type="float" office:value="3179.96">
                <text:p>3179.96</text:p>
              </table:table-cell>
              <table:table-cell office:value-type="float" office:value="250.095">
                <text:p>250.095</text:p>
              </table:table-cell>
              <table:table-cell office:value-type="float" office:value="250.095">
                <text:p>250.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87.64596198975">
                <text:p>5487.64596198975</text:p>
              </table:table-cell>
              <table:table-cell office:value-type="float" office:value="321.507579558297">
                <text:p>321.507579558297</text:p>
              </table:table-cell>
              <table:table-cell office:value-type="float" office:value="321.507579558297">
                <text:p>321.507579558297</text:p>
              </table:table-cell>
              <table:table-cell office:value-type="float" office:value="4560.39">
                <text:p>4560.39</text:p>
              </table:table-cell>
              <table:table-cell office:value-type="float" office:value="251.925">
                <text:p>251.925</text:p>
              </table:table-cell>
              <table:table-cell office:value-type="float" office:value="251.925">
                <text:p>251.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07.9411039055">
                <text:p>6907.9411039055</text:p>
              </table:table-cell>
              <table:table-cell office:value-type="float" office:value="603.415285556075">
                <text:p>603.415285556075</text:p>
              </table:table-cell>
              <table:table-cell office:value-type="float" office:value="603.415285556075">
                <text:p>603.415285556075</text:p>
              </table:table-cell>
              <table:table-cell office:value-type="float" office:value="5113.45">
                <text:p>5113.45</text:p>
              </table:table-cell>
              <table:table-cell office:value-type="float" office:value="133.895">
                <text:p>133.895</text:p>
              </table:table-cell>
              <table:table-cell office:value-type="float" office:value="133.895">
                <text:p>133.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45.39862599575">
                <text:p>5845.39862599575</text:p>
              </table:table-cell>
              <table:table-cell office:value-type="float" office:value="309.016533369624">
                <text:p>309.016533369624</text:p>
              </table:table-cell>
              <table:table-cell office:value-type="float" office:value="309.016533369624">
                <text:p>309.016533369624</text:p>
              </table:table-cell>
              <table:table-cell office:value-type="float" office:value="5435.5">
                <text:p>5435.5</text:p>
              </table:table-cell>
              <table:table-cell office:value-type="float" office:value="365.49">
                <text:p>365.49</text:p>
              </table:table-cell>
              <table:table-cell office:value-type="float" office:value="365.49">
                <text:p>365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03.78625294513">
                <text:p>6203.78625294513</text:p>
              </table:table-cell>
              <table:table-cell office:value-type="float" office:value="288.947138648501">
                <text:p>288.947138648501</text:p>
              </table:table-cell>
              <table:table-cell office:value-type="float" office:value="288.947138648501">
                <text:p>288.947138648501</text:p>
              </table:table-cell>
              <table:table-cell office:value-type="float" office:value="4985.81">
                <text:p>4985.81</text:p>
              </table:table-cell>
              <table:table-cell office:value-type="float" office:value="231.56">
                <text:p>231.56</text:p>
              </table:table-cell>
              <table:table-cell office:value-type="float" office:value="231.56">
                <text:p>231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3.8806643255">
                <text:p>4533.8806643255</text:p>
              </table:table-cell>
              <table:table-cell office:value-type="float" office:value="422.649123510716">
                <text:p>422.649123510716</text:p>
              </table:table-cell>
              <table:table-cell office:value-type="float" office:value="422.649123510716">
                <text:p>422.649123510716</text:p>
              </table:table-cell>
              <table:table-cell office:value-type="float" office:value="4394.68">
                <text:p>4394.68</text:p>
              </table:table-cell>
              <table:table-cell office:value-type="float" office:value="271.08">
                <text:p>271.08</text:p>
              </table:table-cell>
              <table:table-cell office:value-type="float" office:value="271.08">
                <text:p>271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6.53854326725">
                <text:p>3136.53854326725</text:p>
              </table:table-cell>
              <table:table-cell office:value-type="float" office:value="580.41526643775">
                <text:p>580.41526643775</text:p>
              </table:table-cell>
              <table:table-cell office:value-type="float" office:value="580.41526643775">
                <text:p>580.41526643775</text:p>
              </table:table-cell>
              <table:table-cell office:value-type="float" office:value="3456.9">
                <text:p>3456.9</text:p>
              </table:table-cell>
              <table:table-cell office:value-type="float" office:value="172.005">
                <text:p>172.005</text:p>
              </table:table-cell>
              <table:table-cell office:value-type="float" office:value="172.005">
                <text:p>172.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1.4934507145">
                <text:p>2191.4934507145</text:p>
              </table:table-cell>
              <table:table-cell office:value-type="float" office:value="196.795746036123">
                <text:p>196.795746036123</text:p>
              </table:table-cell>
              <table:table-cell office:value-type="float" office:value="196.795746036123">
                <text:p>196.795746036123</text:p>
              </table:table-cell>
              <table:table-cell office:value-type="float" office:value="2008.58">
                <text:p>2008.58</text:p>
              </table:table-cell>
              <table:table-cell office:value-type="float" office:value="127.35">
                <text:p>127.35</text:p>
              </table:table-cell>
              <table:table-cell office:value-type="float" office:value="127.35">
                <text:p>127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2.90020106956">
                <text:p>1322.90020106956</text:p>
              </table:table-cell>
              <table:table-cell office:value-type="float" office:value="64.0209492210555">
                <text:p>64.0209492210555</text:p>
              </table:table-cell>
              <table:table-cell office:value-type="float" office:value="64.0209492210555">
                <text:p>64.0209492210555</text:p>
              </table:table-cell>
              <table:table-cell office:value-type="float" office:value="1070.15">
                <text:p>1070.15</text:p>
              </table:table-cell>
              <table:table-cell office:value-type="float" office:value="72.67">
                <text:p>72.67</text:p>
              </table:table-cell>
              <table:table-cell office:value-type="float" office:value="72.67">
                <text:p>72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.642234060626">
                <text:p>750.642234060626</text:p>
              </table:table-cell>
              <table:table-cell office:value-type="float" office:value="62.936694750202">
                <text:p>62.936694750202</text:p>
              </table:table-cell>
              <table:table-cell office:value-type="float" office:value="62.936694750202">
                <text:p>62.936694750202</text:p>
              </table:table-cell>
              <table:table-cell office:value-type="float" office:value="662.04">
                <text:p>662.04</text:p>
              </table:table-cell>
              <table:table-cell office:value-type="float" office:value="52.52">
                <text:p>52.52</text:p>
              </table:table-cell>
              <table:table-cell office:value-type="float" office:value="52.52">
                <text:p>52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26:Sheet1.O37" chart:error-lower-range="Sheet1.O26:Sheet1.O3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O26:Sheet1.O37" chart:error-lower-range="Sheet1.O26:Sheet1.O3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P26:Sheet1.P37" chart:error-lower-range="Sheet1.P26:Sheet1.P37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P26:Sheet1.P37" chart:error-lower-range="Sheet1.P26:Sheet1.P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48cm" svg:height="5.101cm" xlink:href=".." xlink:type="simple" chart:class="chart:line" chart:style-name="ch1">
        <chart:legend chart:legend-position="end" svg:x="8.085cm" svg:y="2.002cm" style:legend-expansion="high" chart:style-name="ch2"/>
        <chart:plot-area chart:style-name="ch3" table:cell-range-address="Sheet1.C1:Sheet1.C1 Sheet1.C26:Sheet1.C37 Sheet1.E1:Sheet1.E1 Sheet1.E26:Sheet1.E37" chart:data-source-has-labels="row" svg:x="0.24cm" svg:y="0.102cm" svg:width="7.605cm" svg:height="4.897cm">
          <chartooo:coordinate-region svg:x="1.232cm" svg:y="0.301cm" svg:width="6.426cm" svg:height="4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7" chart:label-cell-address="Sheet1.C1:Sheet1.C1" chart:class="chart:line">
            <chart:error-indicator chart:style-name="ch7" chart:dimension="y"/>
            <chart:data-point chart:repeated="12"/>
          </chart:series>
          <chart:series chart:style-name="ch8" chart:values-cell-range-address="Sheet1.E26:Sheet1.E37" chart:label-cell-address="Sheet1.E1:Sheet1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Sheet1.C1:Sheet1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Sheet1.E1:Sheet1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3.223486262833">
                <text:p>493.223486262833</text:p>
                <draw:g>
                  <svg:desc>Sheet1.C26:Sheet1.C37</svg:desc>
                </draw:g>
              </table:table-cell>
              <table:table-cell office:value-type="float" office:value="207.050954409561">
                <text:p>207.050954409561</text:p>
                <draw:g>
                  <svg:desc>Sheet1.O26:Sheet1.O37</svg:desc>
                </draw:g>
              </table:table-cell>
              <table:table-cell office:value-type="float" office:value="207.050954409561">
                <text:p>207.050954409561</text:p>
                <draw:g>
                  <svg:desc>Sheet1.O26:Sheet1.O37</svg:desc>
                </draw:g>
              </table:table-cell>
              <table:table-cell office:value-type="float" office:value="593.88">
                <text:p>593.88</text:p>
                <draw:g>
                  <svg:desc>Sheet1.E26:Sheet1.E37</svg:desc>
                </draw:g>
              </table:table-cell>
              <table:table-cell office:value-type="float" office:value="44.065">
                <text:p>44.065</text:p>
                <draw:g>
                  <svg:desc>Sheet1.P26:Sheet1.P37</svg:desc>
                </draw:g>
              </table:table-cell>
              <table:table-cell office:value-type="float" office:value="44.065">
                <text:p>44.065</text:p>
                <draw:g>
                  <svg:desc>Sheet1.P26:Sheet1.P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1.68906430012">
                <text:p>1511.68906430012</text:p>
              </table:table-cell>
              <table:table-cell office:value-type="float" office:value="150.340048602775">
                <text:p>150.340048602775</text:p>
              </table:table-cell>
              <table:table-cell office:value-type="float" office:value="150.340048602775">
                <text:p>150.340048602775</text:p>
              </table:table-cell>
              <table:table-cell office:value-type="float" office:value="1057.83">
                <text:p>1057.83</text:p>
              </table:table-cell>
              <table:table-cell office:value-type="float" office:value="53.6">
                <text:p>53.6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3.96006239758">
                <text:p>1833.96006239758</text:p>
              </table:table-cell>
              <table:table-cell office:value-type="float" office:value="670.60636515169">
                <text:p>670.60636515169</text:p>
              </table:table-cell>
              <table:table-cell office:value-type="float" office:value="670.60636515169">
                <text:p>670.60636515169</text:p>
              </table:table-cell>
              <table:table-cell office:value-type="float" office:value="2303.74">
                <text:p>2303.74</text:p>
              </table:table-cell>
              <table:table-cell office:value-type="float" office:value="141.375">
                <text:p>141.375</text:p>
              </table:table-cell>
              <table:table-cell office:value-type="float" office:value="141.375">
                <text:p>141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1.03539808067">
                <text:p>3591.03539808067</text:p>
              </table:table-cell>
              <table:table-cell office:value-type="float" office:value="1093.85706701164">
                <text:p>1093.85706701164</text:p>
              </table:table-cell>
              <table:table-cell office:value-type="float" office:value="1093.85706701164">
                <text:p>1093.85706701164</text:p>
              </table:table-cell>
              <table:table-cell office:value-type="float" office:value="3863.31">
                <text:p>3863.31</text:p>
              </table:table-cell>
              <table:table-cell office:value-type="float" office:value="188.62">
                <text:p>188.62</text:p>
              </table:table-cell>
              <table:table-cell office:value-type="float" office:value="188.62">
                <text:p>188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23.17377349163">
                <text:p>5523.17377349163</text:p>
              </table:table-cell>
              <table:table-cell office:value-type="float" office:value="275.844235087788">
                <text:p>275.844235087788</text:p>
              </table:table-cell>
              <table:table-cell office:value-type="float" office:value="275.844235087788">
                <text:p>275.844235087788</text:p>
              </table:table-cell>
              <table:table-cell office:value-type="float" office:value="4540.87">
                <text:p>4540.87</text:p>
              </table:table-cell>
              <table:table-cell office:value-type="float" office:value="116.23">
                <text:p>116.23</text:p>
              </table:table-cell>
              <table:table-cell office:value-type="float" office:value="116.23">
                <text:p>116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4.63044469631">
                <text:p>5094.63044469631</text:p>
              </table:table-cell>
              <table:table-cell office:value-type="float" office:value="417.478536288069">
                <text:p>417.478536288069</text:p>
              </table:table-cell>
              <table:table-cell office:value-type="float" office:value="417.478536288069">
                <text:p>417.478536288069</text:p>
              </table:table-cell>
              <table:table-cell office:value-type="float" office:value="4842.03">
                <text:p>4842.03</text:p>
              </table:table-cell>
              <table:table-cell office:value-type="float" office:value="299.82">
                <text:p>299.82</text:p>
              </table:table-cell>
              <table:table-cell office:value-type="float" office:value="299.82">
                <text:p>299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71.70591907887">
                <text:p>5471.70591907887</text:p>
              </table:table-cell>
              <table:table-cell office:value-type="float" office:value="290.828226728254">
                <text:p>290.828226728254</text:p>
              </table:table-cell>
              <table:table-cell office:value-type="float" office:value="290.828226728254">
                <text:p>290.828226728254</text:p>
              </table:table-cell>
              <table:table-cell office:value-type="float" office:value="4577.24">
                <text:p>4577.24</text:p>
              </table:table-cell>
              <table:table-cell office:value-type="float" office:value="204.18">
                <text:p>204.18</text:p>
              </table:table-cell>
              <table:table-cell office:value-type="float" office:value="204.18">
                <text:p>204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6.32380772931">
                <text:p>3686.32380772931</text:p>
              </table:table-cell>
              <table:table-cell office:value-type="float" office:value="399.074402214273">
                <text:p>399.074402214273</text:p>
              </table:table-cell>
              <table:table-cell office:value-type="float" office:value="399.074402214273">
                <text:p>399.074402214273</text:p>
              </table:table-cell>
              <table:table-cell office:value-type="float" office:value="3903.26">
                <text:p>3903.26</text:p>
              </table:table-cell>
              <table:table-cell office:value-type="float" office:value="216.565">
                <text:p>216.565</text:p>
              </table:table-cell>
              <table:table-cell office:value-type="float" office:value="216.565">
                <text:p>216.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7.92895291681">
                <text:p>1437.92895291681</text:p>
              </table:table-cell>
              <table:table-cell office:value-type="float" office:value="680.48500474246">
                <text:p>680.48500474246</text:p>
              </table:table-cell>
              <table:table-cell office:value-type="float" office:value="680.48500474246">
                <text:p>680.48500474246</text:p>
              </table:table-cell>
              <table:table-cell office:value-type="float" office:value="2725.62">
                <text:p>2725.62</text:p>
              </table:table-cell>
              <table:table-cell office:value-type="float" office:value="100.88">
                <text:p>100.88</text:p>
              </table:table-cell>
              <table:table-cell office:value-type="float" office:value="100.88">
                <text:p>100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1.8713739921">
                <text:p>1331.8713739921</text:p>
              </table:table-cell>
              <table:table-cell office:value-type="float" office:value="170.893746614915">
                <text:p>170.893746614915</text:p>
              </table:table-cell>
              <table:table-cell office:value-type="float" office:value="170.893746614915">
                <text:p>170.893746614915</text:p>
              </table:table-cell>
              <table:table-cell office:value-type="float" office:value="1477.12">
                <text:p>1477.12</text:p>
              </table:table-cell>
              <table:table-cell office:value-type="float" office:value="68.3">
                <text:p>68.3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9.380021345">
                <text:p>789.380021345</text:p>
              </table:table-cell>
              <table:table-cell office:value-type="float" office:value="125.449295269987">
                <text:p>125.449295269987</text:p>
              </table:table-cell>
              <table:table-cell office:value-type="float" office:value="125.449295269987">
                <text:p>125.449295269987</text:p>
              </table:table-cell>
              <table:table-cell office:value-type="float" office:value="708.15">
                <text:p>708.15</text:p>
              </table:table-cell>
              <table:table-cell office:value-type="float" office:value="41.35">
                <text:p>41.35</text:p>
              </table:table-cell>
              <table:table-cell office:value-type="float" office:value="41.35">
                <text:p>41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2.121243597">
                <text:p>362.121243597</text:p>
              </table:table-cell>
              <table:table-cell office:value-type="float" office:value="120.247883657163">
                <text:p>120.247883657163</text:p>
              </table:table-cell>
              <table:table-cell office:value-type="float" office:value="120.247883657163">
                <text:p>120.247883657163</text:p>
              </table:table-cell>
              <table:table-cell office:value-type="float" office:value="495.74">
                <text:p>495.74</text:p>
              </table:table-cell>
              <table:table-cell office:value-type="float" office:value="33.885">
                <text:p>33.885</text:p>
              </table:table-cell>
              <table:table-cell office:value-type="float" office:value="33.885">
                <text:p>33.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